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7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es" style:country-asian="MX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ar" style:country-asian="SA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Lista" table:style-name="ta1" table:print="false">
        <table:table-column table:style-name="co2" table:default-cell-style-name="ce2"/>
        <table:table-column table:style-name="co4" table:default-cell-style-name="ce2"/>
        <table:table-column table:style-name="co2" table:default-cell-style-name="ce4"/>
        <table:table-column table:style-name="co2" table:default-cell-style-name="ce6"/>
        <table:table-column table:style-name="co2" table:number-columns-repeated="12" table:default-cell-style-name="Default"/>
        <table:table-row table:style-name="ro1">
          <table:table-cell table:style-name="ce1" office:value-type="string" calcext:value-type="string">
            <text:p>No. DE CONTROL</text:p>
          </table:table-cell>
          <table:table-cell table:style-name="ce3" office:value-type="string" calcext:value-type="string">
            <text:p>N O M B R E</text:p>
          </table:table-cell>
          <table:table-cell table:style-name="ce3" office:value-type="string" calcext:value-type="string">
            <text:p>Primeros Programas</text:p>
          </table:table-cell>
          <table:table-cell table:style-name="ce5" office:value-type="string" calcext:value-type="string">
            <text:p>Triángulo</text:p>
          </table:table-cell>
          <table:table-cell office:value-type="string" calcext:value-type="string">
            <text:p>Fibonacci</text:p>
          </table:table-cell>
          <table:table-cell office:value-type="string" calcext:value-type="string">
            <text:p>Votos</text:p>
          </table:table-cell>
          <table:table-cell office:value-type="string" calcext:value-type="string">
            <text:p>Práctica 1 (Push Buttons)</text:p>
          </table:table-cell>
          <table:table-cell office:value-type="string" calcext:value-type="string">
            <text:p>Práctica 2 (Arduino LEDs)</text:p>
          </table:table-cell>
          <table:table-cell office:value-type="string" calcext:value-type="string">
            <text:p>Práctica 3 (Sensor de Temperatura)</text:p>
          </table:table-cell>
          <table:table-cell office:value-type="string" calcext:value-type="string">
            <text:p>Práctica 4</text:p>
          </table:table-cell>
          <table:table-cell office:value-type="string" calcext:value-type="string">
            <text:p>Práctica 5</text:p>
          </table:table-cell>
          <table:table-cell office:value-type="string" calcext:value-type="string">
            <text:p>Práctica 6</text:p>
          </table:table-cell>
          <table:table-cell office:value-type="string" calcext:value-type="string">
            <text:p>Tarea Calibración</text:p>
          </table:table-cell>
          <table:table-cell office:value-type="string" calcext:value-type="string">
            <text:p>Tarea Pianito</text:p>
          </table:table-cell>
          <table:table-cell office:value-type="string" calcext:value-type="string">
            <text:p>Práctica 7</text:p>
          </table:table-cell>
          <table:table-cell office:value-type="string" calcext:value-type="string">
            <text:p>Práctica 8</text:p>
          </table:table-cell>
        </table:table-row>
        <table:table-row table:style-name="ro2">
          <table:table-cell office:value-type="float" office:value="9161133" calcext:value-type="float">
            <text:p>9161133</text:p>
          </table:table-cell>
          <table:table-cell office:value-type="string" calcext:value-type="string">
            <text:p>Banchez Cruz Pablo Zaid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10161779" calcext:value-type="float">
            <text:p>10161779</text:p>
          </table:table-cell>
          <table:table-cell office:value-type="string" calcext:value-type="string">
            <text:p>Cabrera Valdiviezo Rosa María 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0160916" calcext:value-type="float">
            <text:p>10160916</text:p>
          </table:table-cell>
          <table:table-cell office:value-type="string" calcext:value-type="string">
            <text:p>Castellanos Rueda Edna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161155" calcext:value-type="float">
            <text:p>9161155</text:p>
          </table:table-cell>
          <table:table-cell office:value-type="string" calcext:value-type="string">
            <text:p>Cruz Aquino Jessica Margarita </text:p>
          </table:table-cell>
          <table:table-cell table:number-columns-repeated="4"/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01160057" calcext:value-type="float">
            <text:p>101160057</text:p>
          </table:table-cell>
          <table:table-cell office:value-type="string" calcext:value-type="string">
            <text:p><text:s/>Enríquez Luna Elizab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9161173" calcext:value-type="float">
            <text:p>9161173</text:p>
          </table:table-cell>
          <table:table-cell office:value-type="string" calcext:value-type="string">
            <text:p>García Martínez Antonia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float" office:value="10160833" calcext:value-type="float">
            <text:p>10160833</text:p>
          </table:table-cell>
          <table:table-cell office:value-type="string" calcext:value-type="string">
            <text:p>Guzmán García Mariana Gabriel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0160922" calcext:value-type="float">
            <text:p>10160922</text:p>
          </table:table-cell>
          <table:table-cell office:value-type="string" calcext:value-type="string">
            <text:p><text:s/>Hernández Méndez Nallely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0160838" calcext:value-type="float">
            <text:p>10160838</text:p>
          </table:table-cell>
          <table:table-cell office:value-type="string" calcext:value-type="string">
            <text:p>Hernández Romero Guillermo Erik 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0160923" calcext:value-type="float">
            <text:p>10160923</text:p>
          </table:table-cell>
          <table:table-cell office:value-type="string" calcext:value-type="string">
            <text:p>Hernández Ruiz Cesa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0160844" calcext:value-type="float">
            <text:p>10160844</text:p>
          </table:table-cell>
          <table:table-cell office:value-type="string" calcext:value-type="string">
            <text:p>Jiménez Álvarez Jasiel Efrén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0160851" calcext:value-type="float">
            <text:p>10160851</text:p>
          </table:table-cell>
          <table:table-cell office:value-type="string" calcext:value-type="string">
            <text:p>León Olazo francisc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0160927" calcext:value-type="float">
            <text:p>10160927</text:p>
          </table:table-cell>
          <table:table-cell office:value-type="string" calcext:value-type="string">
            <text:p>López Luis ós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0160854" calcext:value-type="float">
            <text:p>10160854</text:p>
          </table:table-cell>
          <table:table-cell office:value-type="string" calcext:value-type="string">
            <text:p><text:s/>López Pérez Adriana Yolanda</text:p>
          </table:table-cell>
          <table:table-cell table:number-columns-repeated="4"/>
          <table:table-cell table:number-columns-repeated="6"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0161780" calcext:value-type="float">
            <text:p>10161780</text:p>
          </table:table-cell>
          <table:table-cell office:value-type="string" calcext:value-type="string">
            <text:p>Lujan Martínez Sarai</text:p>
          </table:table-cell>
          <table:table-cell table:number-columns-repeated="4"/>
          <table:table-cell table:number-columns-repeated="6"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0160861" calcext:value-type="float">
            <text:p>10160861</text:p>
          </table:table-cell>
          <table:table-cell office:value-type="string" calcext:value-type="string">
            <text:p>Martínez Martínez Manue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161228" calcext:value-type="float">
            <text:p>9161228</text:p>
          </table:table-cell>
          <table:table-cell office:value-type="string" calcext:value-type="string">
            <text:p>Martínez Ojeda Ana Juliet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9161236" calcext:value-type="float">
            <text:p>9161236</text:p>
          </table:table-cell>
          <table:table-cell office:value-type="string" calcext:value-type="string">
            <text:p>Méndez Ruiz Domingo Uriel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0160872" calcext:value-type="float">
            <text:p>10160872</text:p>
          </table:table-cell>
          <table:table-cell office:value-type="string" calcext:value-type="string">
            <text:p>Morales Zarate Emanuel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161251" calcext:value-type="float">
            <text:p>9161251</text:p>
          </table:table-cell>
          <table:table-cell office:value-type="string" calcext:value-type="string">
            <text:p>Ortiz Venegas Jonathan Daniel </text:p>
          </table:table-cell>
          <table:table-cell table:number-columns-repeated="4"/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161253" calcext:value-type="float">
            <text:p>9161253</text:p>
          </table:table-cell>
          <table:table-cell office:value-type="string" calcext:value-type="string">
            <text:p>Pacheco Ricardez Luis Ángel <text:s/>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office:value-type="float" office:value="9161254" calcext:value-type="float">
            <text:p>9161254</text:p>
          </table:table-cell>
          <table:table-cell office:value-type="string" calcext:value-type="string">
            <text:p>Palacios López José Alejandro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0161719" calcext:value-type="float">
            <text:p>10161719</text:p>
          </table:table-cell>
          <table:table-cell office:value-type="string" calcext:value-type="string">
            <text:p><text:s/>Pérez Cruz Gabriela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0161705" calcext:value-type="float">
            <text:p>10161705</text:p>
          </table:table-cell>
          <table:table-cell office:value-type="string" calcext:value-type="string">
            <text:p>Pérez Lagunas Mariela </text:p>
          </table:table-cell>
          <table:table-cell table:number-columns-repeated="4"/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0161014" calcext:value-type="float">
            <text:p>10161014</text:p>
          </table:table-cell>
          <table:table-cell office:value-type="string" calcext:value-type="string">
            <text:p>Pérez Peralta Mauricio Alejandro</text:p>
          </table:table-cell>
          <table:table-cell table:number-columns-repeated="4"/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161259" calcext:value-type="float">
            <text:p>9161259</text:p>
          </table:table-cell>
          <table:table-cell office:value-type="string" calcext:value-type="string">
            <text:p>Porras García Felipe Eduardo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0161707" calcext:value-type="float">
            <text:p>10161707</text:p>
          </table:table-cell>
          <table:table-cell office:value-type="string" calcext:value-type="string">
            <text:p><text:s/>Quiroz García Mariso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0161709" calcext:value-type="float">
            <text:p>10161709</text:p>
          </table:table-cell>
          <table:table-cell office:value-type="string" calcext:value-type="string">
            <text:p>Ramírez <text:s/>López Álvaro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0161711" calcext:value-type="float">
            <text:p>10161711</text:p>
          </table:table-cell>
          <table:table-cell office:value-type="string" calcext:value-type="string">
            <text:p><text:s/>Ramírez Hernández <text:s/>Luis Ángel </text:p>
          </table:table-cell>
          <table:table-cell table:number-columns-repeated="4"/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161304" calcext:value-type="float">
            <text:p>9161304</text:p>
          </table:table-cell>
          <table:table-cell office:value-type="string" calcext:value-type="string">
            <text:p>Terrazas Salinas Froylan </text:p>
          </table:table-cell>
          <table:table-cell/>
          <table:table-cell table:style-name="ce7"/>
          <table:table-cell table:number-columns-repeated="2"/>
          <table:table-cell table:number-columns-repeated="7"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</table:table-row>
      </table:table>
      <table:table table:name="Prácticas" table:style-name="ta1" table:print="false">
        <table:table-column table:style-name="co3" table:default-cell-style-name="Default"/>
        <table:table-row table:style-name="ro1">
          <table:table-cell office:value-type="string" calcext:value-type="string">
            <text:p>Equipo 1</text:p>
          </table:table-cell>
        </table:table-row>
        <table:table-row table:style-name="ro1">
          <table:table-cell table:formula="of:=[Lista.B2]" office:value-type="string" office:string-value="Banchez Cruz Pablo Zaid " calcext:value-type="string">
            <text:p>Banchez Cruz Pablo Zaid 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2">00/00/0000</text:date>, <text:time style:data-style-name="N2" text:time-value="09:12:35.968071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4.2.5.2$Linux_X86_64 LibreOffice_project/25e2b54aadcc172e37cc1e321c928d32c3d83f8a</meta:generator>
    <dc:date>2014-07-12T09:22:45.602767350</dc:date>
    <meta:editing-duration>PT2H33S</meta:editing-duration>
    <meta:editing-cycles>55</meta:editing-cycles>
    <meta:document-statistic meta:table-count="3" meta:cell-count="324" meta:object-count="0"/>
  </office:meta>
</office:document-meta>
</file>